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2417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9209in"/>
    </style:style>
    <style:style style:name="co6" style:family="table-column">
      <style:table-column-properties fo:break-before="auto" style:column-width="2.0638in"/>
    </style:style>
    <style:style style:name="co7" style:family="table-column">
      <style:table-column-properties fo:break-before="auto" style:column-width="1.7957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8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756in" fo:break-before="auto" style:use-optimal-row-height="true"/>
    </style:style>
    <style:style style:name="ro3" style:family="table-row">
      <style:table-row-properties style:row-height="0.3484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-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1005" table:default-cell-style-name="Default"/>
        <table:table-row table:style-name="ro1">
          <table:table-cell table:style-name="ce5" office:value-type="string" calcext:value-type="string">
            <text:p>sample_ID</text:p>
          </table:table-cell>
          <table:table-cell table:style-name="ce5" office:value-type="string" calcext:value-type="string">
            <text:p>tube_label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txn</text:p>
          </table:table-cell>
          <table:table-cell table:style-name="ce5" office:value-type="string" calcext:value-type="string">
            <text:p>RnaseH</text:p>
          </table:table-cell>
          <table:table-cell table:style-name="ce5" office:value-type="string" calcext:value-type="string">
            <text:p>ADAR_species</text:p>
          </table:table-cell>
          <table:table-cell table:style-name="ce5" office:value-type="string" calcext:value-type="string">
            <text:p>IVT_date</text:p>
          </table:table-cell>
          <table:table-cell table:style-name="ce5" office:value-type="string" calcext:value-type="string">
            <text:p>ADAR_treatment_date</text:p>
          </table:table-cell>
          <table:table-cell table:style-name="ce5" office:value-type="string" calcext:value-type="string">
            <text:p>fwd_primer</text:p>
          </table:table-cell>
          <table:table-cell table:style-name="ce5" office:value-type="string" calcext:value-type="string">
            <text:p>rev_primer</text:p>
          </table:table-cell>
          <table:table-cell table:style-name="ce5" office:value-type="string" calcext:value-type="string">
            <text:p>fwd_primer_seq</text:p>
          </table:table-cell>
          <table:table-cell table:style-name="ce5" office:value-type="string" calcext:value-type="string">
            <text:p>rev_primer_seq</text:p>
          </table:table-cell>
          <table:table-cell table:style-name="ce5" office:value-type="string" calcext:value-type="string">
            <text:p>pcr_date</text:p>
          </table:table-cell>
          <table:table-cell table:style-name="ce5" office:value-type="string" calcext:value-type="string">
            <text:p>num_cycles</text:p>
          </table:table-cell>
          <table:table-cell table:style-name="ce5" office:value-type="string" calcext:value-type="string">
            <text:p>anneal_temp</text:p>
          </table:table-cell>
          <table:table-cell table:style-name="ce5" office:value-type="string" calcext:value-type="string">
            <text:p>ext_time</text:p>
          </table:table-cell>
          <table:table-cell table:style-name="ce5" office:value-type="string" calcext:value-type="string">
            <text:p>pcr_rxn_volume</text:p>
          </table:table-cell>
          <table:table-cell table:style-name="ce5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 ADAR2 -RH A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style-name="ce6" office:value-type="string" calcext:value-type="string">
            <text:p>GGCAAACGCGCCATTCGTGTCGGTTAGAAGCACTAAATCGGAACCCTAAAG</text:p>
          </table:table-cell>
          <table:table-cell table:style-name="ce6" office:value-type="string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3 ADAR2 +RH A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3 ADAR1 -RH A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3 ADAR1 +RH A-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3 ADAR2 -RH 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6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5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5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3 ADAR2 +RH A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7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6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6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3 ADAR1 +RH A+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8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7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7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3 ADAR1 -RH A+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9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8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8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2 ADAR2 -RH A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0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9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9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2 ADAR2 +RH A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1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0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0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22 ADAR1 -RH A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1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1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22 ADAR1 +RH A-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22 ADAR2 -RH A+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22 ADAR2 +RH A+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22 ADAR1 +RH A+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6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5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5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22 ADAR1 -RH A+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17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6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6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26 ADAR2 -RH A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8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7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7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26 ADAR2 +RH A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19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8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8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26 ADAR1 -RH A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0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19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19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26 ADAR1 +RH A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1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0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0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6 ADAR2 -RH A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2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1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1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26 ADAR2 +RH A+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1-23</text:p>
          </table:table-cell>
          <table:table-cell table:formula="of:=[.G23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2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2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26 ADAR1 +RH A+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4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3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3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26 ADAR1 -RH A+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31-23</text:p>
          </table:table-cell>
          <table:table-cell table:formula="of:=[.G25]" office:value-type="string" office:string-value="1-31-23" calcext:value-type="string">
            <text:p>1-31-23</text:p>
          </table:table-cell>
          <table:table-cell office:value-type="string" calcext:value-type="string">
            <text:p>PacBioFwdV2-0</text:p>
          </table:table-cell>
          <table:table-cell office:value-type="string" calcext:value-type="string">
            <text:p>PacBioRevV2-0</text:p>
          </table:table-cell>
          <table:table-cell table:formula="of:=[.K24]" office:value-type="string" office:string-value="GGCAAACGCGCCATTCGTGTCGGTTAGAAGCACTAAATCGGAACCCTAAAG" calcext:value-type="string">
            <text:p>GGCAAACGCGCCATTCGTGTCGGTTAGAAGCACTAAATCGGAACCCTAAAG</text:p>
          </table:table-cell>
          <table:table-cell table:formula="of:=[.L24]" office:value-type="string" office:string-value="ACATTCGCGCACGTGGTGCACGGTTAGAGGCGAACTACTTACTCTAGCTTCC" calcext:value-type="string">
            <text:p>ACATTCGCGCACGTGGTGCACGGTTAGAGGCGAACTACTTACTCTAGCTTCC</text:p>
          </table:table-cell>
          <table:table-cell office:value-type="string" calcext:value-type="string">
            <text:p>2-1-23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1007"/>
        </table:table-row>
      </table:table>
      <table:table table:name="sanger-reaction-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5" table:default-cell-style-name="ce6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5" office:value-type="string" calcext:value-type="string">
            <text:p>sample_ID</text:p>
          </table:table-cell>
          <table:table-cell table:style-name="ce5" office:value-type="string" calcext:value-type="string">
            <text:p>pcr_cleanup_method</text:p>
          </table:table-cell>
          <table:table-cell table:style-name="ce5" office:value-type="string" calcext:value-type="string">
            <text:p>pcr_cleanup_date</text:p>
          </table:table-cell>
          <table:table-cell table:style-name="ce5" office:value-type="string" calcext:value-type="string">
            <text:p>yeild_post_cleanup_ng_ul</text:p>
          </table:table-cell>
          <table:table-cell table:style-name="ce5" office:value-type="string" calcext:value-type="string">
            <text:p>yeild_measurement_method</text:p>
          </table:table-cell>
          <table:table-cell table:style-name="ce5" office:value-type="string" calcext:value-type="string">
            <text:p>volume_for_sanger_reaction_ul</text:p>
          </table:table-cell>
          <table:table-cell table:style-name="ce5" office:value-type="string" calcext:value-type="string">
            <text:p>npH20_for_sanger_reaction</text:p>
          </table:table-cell>
          <table:table-cell table:style-name="ce5" office:value-type="string" calcext:value-type="string">
            <text:p>sanger_reaction_primer_name</text:p>
          </table:table-cell>
          <table:table-cell table:style-name="ce5" office:value-type="string" calcext:value-type="string">
            <text:p>sanger_reaction_primer_seq</text:p>
          </table:table-cell>
          <table:table-cell table:style-name="ce5" office:value-type="string" calcext:value-type="string">
            <text:p>sanger_reaction_submit_date</text:p>
          </table:table-cell>
          <table:table-cell table:style-name="ce5" office:value-type="string" calcext:value-type="string">
            <text:p>sanger_label</text:p>
          </table:table-cell>
          <table:table-cell table:style-name="ce5" office:value-type="string" calcext:value-type="string">
            <text:p>template</text:p>
          </table:table-cell>
          <table:table-cell table:style-name="ce5" table:number-columns-repeated="101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anodrop</text:p>
          </table:table-cell>
          <table:table-cell table:formula="of:=150/[.D2]" office:value-type="float" office:value="3.2967032967033" calcext:value-type="float">
            <text:p>3.2967032967033</text:p>
          </table:table-cell>
          <table:table-cell table:formula="of:=10-[.F2]" office:value-type="float" office:value="6.7032967032967" calcext:value-type="float">
            <text:p>6.703296703296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nanodrop</text:p>
          </table:table-cell>
          <table:table-cell table:formula="of:=150/[.D3]" office:value-type="float" office:value="2.51677852348993" calcext:value-type="float">
            <text:p>2.51677852348993</text:p>
          </table:table-cell>
          <table:table-cell table:formula="of:=10-[.F3]" office:value-type="float" office:value="7.48322147651007" calcext:value-type="float">
            <text:p>7.4832214765100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anodrop</text:p>
          </table:table-cell>
          <table:table-cell table:formula="of:=150/[.D4]" office:value-type="float" office:value="2.65017667844523" calcext:value-type="float">
            <text:p>2.65017667844523</text:p>
          </table:table-cell>
          <table:table-cell table:formula="of:=10-[.F4]" office:value-type="float" office:value="7.34982332155477" calcext:value-type="float">
            <text:p>7.3498233215547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anodrop</text:p>
          </table:table-cell>
          <table:table-cell table:formula="of:=150/[.D5]" office:value-type="float" office:value="3.40909090909091" calcext:value-type="float">
            <text:p>3.40909090909091</text:p>
          </table:table-cell>
          <table:table-cell table:formula="of:=10-[.F5]" office:value-type="float" office:value="6.59090909090909" calcext:value-type="float">
            <text:p>6.59090909090909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7_init_VR-23.gb</text:p>
          </table:table-cell>
          <table:table-cell table:number-columns-repeated="101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nanodrop</text:p>
          </table:table-cell>
          <table:table-cell table:formula="of:=150/[.D6]" office:value-type="float" office:value="2.36593059936909" calcext:value-type="float">
            <text:p>2.36593059936909</text:p>
          </table:table-cell>
          <table:table-cell table:formula="of:=10-[.F6]" office:value-type="float" office:value="7.63406940063092" calcext:value-type="float">
            <text:p>7.63406940063092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nanodrop</text:p>
          </table:table-cell>
          <table:table-cell table:formula="of:=150/[.D7]" office:value-type="float" office:value="3.03643724696356" calcext:value-type="float">
            <text:p>3.03643724696356</text:p>
          </table:table-cell>
          <table:table-cell table:formula="of:=10-[.F7]" office:value-type="float" office:value="6.96356275303644" calcext:value-type="float">
            <text:p>6.96356275303644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nodrop</text:p>
          </table:table-cell>
          <table:table-cell table:formula="of:=150/[.D8]" office:value-type="float" office:value="2.72727272727273" calcext:value-type="float">
            <text:p>2.72727272727273</text:p>
          </table:table-cell>
          <table:table-cell table:formula="of:=10-[.F8]" office:value-type="float" office:value="7.27272727272727" calcext:value-type="float">
            <text:p>7.2727272727272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qiagen kit</text:p>
          </table:table-cell>
          <table:table-cell office:value-type="string" calcext:value-type="string">
            <text:p>2-3-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nodrop</text:p>
          </table:table-cell>
          <table:table-cell table:formula="of:=150/[.D9]" office:value-type="float" office:value="3.19148936170213" calcext:value-type="float">
            <text:p>3.19148936170213</text:p>
          </table:table-cell>
          <table:table-cell table:formula="of:=10-[.F9]" office:value-type="float" office:value="6.80851063829787" calcext:value-type="float">
            <text:p>6.80851063829787</text:p>
          </table:table-cell>
          <table:table-cell office:value-type="string" calcext:value-type="string">
            <text:p>VRI_primer_1</text:p>
          </table:table-cell>
          <table:table-cell office:value-type="string" calcext:value-type="string">
            <text:p>TACGACTCACTATAGGGCGAATTGG</text:p>
          </table:table-cell>
          <table:table-cell office:value-type="string" calcext:value-type="string">
            <text:p>2-3-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7_init_VR-22.gb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08:51:46.978541219</meta:creation-date>
    <dc:date>2023-02-04T12:51:50.124992319</dc:date>
    <meta:editing-duration>PT22H50M48S</meta:editing-duration>
    <meta:editing-cycles>8</meta:editing-cycles>
    <meta:generator>LibreOffice/7.3.7.2$Linux_X86_64 LibreOffice_project/30$Build-2</meta:generator>
    <meta:document-statistic meta:table-count="2" meta:cell-count="533" meta:object-count="0"/>
  </office:meta>
</office:document-meta>
</file>